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65d6" officeooo:paragraph-rsid="003326b6"/>
    </style:style>
    <style:style style:name="P5" style:family="paragraph" style:parent-style-name="Standard">
      <style:text-properties officeooo:rsid="001f65d6" officeooo:paragraph-rsid="003708bf"/>
    </style:style>
    <style:style style:name="P6" style:family="paragraph" style:parent-style-name="Standard">
      <style:text-properties officeooo:rsid="001fa5ed" officeooo:paragraph-rsid="001fa5ed"/>
    </style:style>
    <style:style style:name="P7" style:family="paragraph" style:parent-style-name="Standard">
      <style:text-properties officeooo:rsid="001fa5ed" officeooo:paragraph-rsid="0029ffeb"/>
    </style:style>
    <style:style style:name="P8" style:family="paragraph" style:parent-style-name="Standard">
      <style:text-properties officeooo:rsid="001fa5ed" officeooo:paragraph-rsid="00313cdb"/>
    </style:style>
    <style:style style:name="P9" style:family="paragraph" style:parent-style-name="Standard">
      <style:text-properties officeooo:paragraph-rsid="001f65d6"/>
    </style:style>
    <style:style style:name="P10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11" style:family="paragraph" style:parent-style-name="Standard">
      <style:text-properties officeooo:rsid="00313cdb" officeooo:paragraph-rsid="00313cdb"/>
    </style:style>
    <style:style style:name="P12" style:family="paragraph" style:parent-style-name="Standard">
      <style:text-properties officeooo:paragraph-rsid="001fa5ed"/>
    </style:style>
    <style:style style:name="P13" style:family="paragraph" style:parent-style-name="Standard">
      <style:text-properties officeooo:paragraph-rsid="0037c551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316c2"/>
    </style:style>
    <style:style style:name="T5" style:family="text">
      <style:text-properties officeooo:rsid="0024a93e"/>
    </style:style>
    <style:style style:name="T6" style:family="text">
      <style:text-properties officeooo:rsid="0026a49a"/>
    </style:style>
    <style:style style:name="T7" style:family="text">
      <style:text-properties officeooo:rsid="002817a8"/>
    </style:style>
    <style:style style:name="T8" style:family="text">
      <style:text-properties officeooo:rsid="0029ffeb"/>
    </style:style>
    <style:style style:name="T9" style:family="text">
      <style:text-properties officeooo:rsid="002bd12b"/>
    </style:style>
    <style:style style:name="T10" style:family="text">
      <style:text-properties officeooo:rsid="0030724d"/>
    </style:style>
    <style:style style:name="T11" style:family="text">
      <style:text-properties officeooo:rsid="00313cdb"/>
    </style:style>
    <style:style style:name="T12" style:family="text">
      <style:text-properties officeooo:rsid="003402f3"/>
    </style:style>
    <style:style style:name="T13" style:family="text">
      <style:text-properties officeooo:rsid="003708bf"/>
    </style:style>
    <style:style style:name="T14" style:family="text">
      <style:text-properties officeooo:rsid="001fa5ed"/>
    </style:style>
    <style:style style:name="T15" style:family="text">
      <style:text-properties officeooo:rsid="0037c5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lesetCopyright</text:p>
      <text:p text:style-name="P9"/>
      <text:p text:style-name="P9"><text:span text:style-name="T1">AceSet-Hospital – </text:span><text:span text:style-name="T8">CC-BY milkian </text:span><text:span text:style-name="T1">deviantart.com/milkian</text:span></text:p>
      <text:p text:style-name="P3">badezimmer –<text:span text:style-name="T2"> </text:span><text:span text:style-name="T8">CC-BY </text:span><text:span text:style-name="T3">PandaMaru <text:s/></text:span><text:span text:style-name="T2">pandamaru.de</text:span></text:p>
      <text:p text:style-name="P1">badgeWallMinkWide</text:p>
      <text:p text:style-name="P1">Bar – meins CC-0</text:p>
      <text:p text:style-name="P1">Bäume – Sven (nicht benutzt)</text:p>
      <text:p text:style-name="P1">bildschirme – meins CC-0</text:p>
      <text:p text:style-name="P1">buehne – meins CC-0</text:p>
      <text:p text:style-name="P1">c3 – </text:p>
      <text:p text:style-name="P9"><text:span text:style-name="T1">cafeteria – </text:span><text:span text:style-name="T8">CC-BY Innersloth</text:span></text:p>
      <text:p text:style-name="P1">campfire</text:p>
      <text:p text:style-name="P5">cert - <text:span text:style-name="T13">CC-BY-SA cert.cc.de</text:span></text:p>
      <text:p text:style-name="P1">china gadgets</text:p>
      <text:p text:style-name="P1">cija – <text:span text:style-name="T13">CC-</text:span>0</text:p>
      <text:p text:style-name="P1">cyber – nicht benutzt</text:p>
      <text:p text:style-name="P1">dasgehtnicht – ? Aus telegrmm</text:p>
      <text:p text:style-name="P1">dk-garden – nicht benutzt</text:p>
      <text:p text:style-name="P1">dont panik – reini &amp; nicolas</text:p>
      <text:p text:style-name="P9"><text:span text:style-name="T1">doors – </text:span><text:span text:style-name="T13">CC-BY workadventu.re</text:span></text:p>
      <text:p text:style-name="P1">dungeon - </text:p>
      <text:p text:style-name="P1">Else4 – <text:span text:style-name="T13">nicht benutzt (abgeändert auf anderer png)</text:span></text:p>
      <text:p text:style-name="P1">fahrrad – meins CC-0</text:p>
      <text:p text:style-name="P1">floort<text:span text:style-name="T3">i</text:span>leset – <text:span text:style-name="T9">CC-BY workadventu.re</text:span></text:p>
      <text:p text:style-name="P1">fluctrutsche – meins CC-0</text:p>
      <text:p text:style-name="P1">fluchtweg – meins CC-0</text:p>
      <text:p text:style-name="P13"><text:span text:style-name="T1">food and drinks – </text:span><text:span text:style-name="T13">CC-BY-SA cert.cc.de</text:span></text:p>
      <text:p text:style-name="P1">furniture – <text:span text:style-name="T10">CC-0 <text:s/>ccc</text:span></text:p>
      <text:p text:style-name="P4">furniture2 – <text:span text:style-name="T11">CC-BY Celianna pixanna.nl</text:span></text:p>
      <text:p text:style-name="P1">furniture3 – <text:span text:style-name="T12">CC-BY painhurt </text:span><text:span text:style-name="T5">deviantart.com/painhurt</text:span></text:p>
      <text:p text:style-name="P1">furniture4</text:p>
      <text:p text:style-name="P1">furniture5</text:p>
      <text:p text:style-name="P1">hiundhoe – meins CC-0 (icht benutzt)</text:p>
      <text:p text:style-name="P1">kamin mit feuer</text:p>
      <text:p text:style-name="P1">kellertreppen</text:p>
      <text:p text:style-name="P1">lakierung – pixxta CC-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8">CC-BY workadventu.re</text:span></text:p>
      <text:p text:style-name="P1">minideke - (..) ccc</text:p>
      <text:p text:style-name="P1">minkorrekt – mikorrekt</text:p>
      <text:p text:style-name="P1">misc - (…) ccc</text:p>
      <text:p text:style-name="P1">pacman – <text:span text:style-name="T13">CC-</text:span>0</text:p>
      <text:p text:style-name="P1">pipobase – <text:bookmark-start text:name="__DdeLink__192_333741698"/><text:span text:style-name="T7">CC-BY pipoya.itch.io</text:span><text:bookmark-end text:name="__DdeLink__192_333741698"/></text:p>
      <text:p text:style-name="P1">r2r – divoc muesste auch cc0 sein</text:p>
      <text:p text:style-name="P1">rabe – <text:span text:style-name="T8">CC-BY </text:span>scihub</text:p>
      <text:p text:style-name="P9"><text:span text:style-name="T1">rc3 </text:span><text:span text:style-name="T13">mullana </text:span><text:span text:style-name="T1">- </text:span><text:span text:style-name="T13">CC-0</text:span></text:p>
      <text:p text:style-name="P6">saerge - </text:p>
      <text:p text:style-name="P6">schrank – selbstzusammen geklaut</text:p>
      <text:p text:style-name="P6">science – minkorrekt (so nicht benutzt)</text:p>
      <text:p text:style-name="P6">seze banner – <text:span text:style-name="T8">CC-0 </text:span>seze </text:p>
      <text:p text:style-name="P6"><text:soft-page-break/>storage – ccc</text:p>
      <text:p text:style-name="P7">straße - <text:span text:style-name="T8">CC-BY </text:span><text:span text:style-name="T3">PandaMaru <text:s/></text:span><text:span text:style-name="T2">pandamaru.de</text:span></text:p>
      <text:p text:style-name="P6">tafel – irgendwohergeklaut und geändert</text:p>
      <text:p text:style-name="P7">telescope - <text:span text:style-name="T8">CC-BY Innersloth</text:span></text:p>
      <text:p text:style-name="P6">testing – ccc </text:p>
      <text:p text:style-name="P7">tiles – <text:span text:style-name="T8">CC-BY</text:span><text:span text:style-name="T4"> Dust Collector <text:s/>gdu.one</text:span></text:p>
      <text:p text:style-name="P7">tileset - <text:span text:style-name="T8">CC-BY milkian </text:span><text:span text:style-name="T1">deviantart.com/milkian</text:span></text:p>
      <text:p text:style-name="P6">watertower – zusammengeklaut</text:p>
      <text:p text:style-name="P6">wegweiser – <text:span text:style-name="T13">CC-</text:span>0 meins</text:p>
      <text:p text:style-name="P11">werkstatt – CC-BY Celianna pixanna.nl</text:p>
      <text:p text:style-name="P8">zug - </text:p>
      <text:p text:style-name="P12"><text:span text:style-name="T14">zug lackierungen – </text:span><text:span text:style-name="T13">CC-0</text:span><text:span text:style-name="T14"> (rc3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6T01:36:01.450010390</dc:date>
    <meta:editing-duration>PT2H52M53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03" meta:character-count="1569" meta:non-whitespace-character-count="1376"/>
  </office:meta>
</office:document-meta>
</file>